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row-height="0.998cm"/>
    </style:style>
    <style:style style:name="Tabla1.9" style:family="table-row">
      <style:table-row-properties style:row-height="4.2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eb033" officeooo:paragraph-rsid="001eb03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A1" office:value-type="string">
            <text:p text:style-name="P4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8">Fecha Emisión:</text:p>
          </table:table-cell>
          <table:table-cell table:style-name="Tabla1.A1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1" office:value-type="string">
            <text:p text:style-name="P8">Carátula:</text:p>
          </table:table-cell>
          <table:table-cell table:style-name="Tabla1.A1" office:value-type="string">
            <text:p text:style-name="P4"><text:placeholder text:placeholder-type="text">&lt;o.cover&gt;</text:placeholder></text:p>
          </table:table-cell>
        </table:table-row>
        <table:table-row table:style-name="Tabla1.4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<text:placeholder text:placeholder-type="text">&lt;if test="o.subsidy_recipient_doc != 0"&gt;</text:placeholder></text:p>
            <text:p text:style-name="P7"><text:span text:style-name="T4">DNI: </text:span><text:placeholder text:placeholder-type="text">&lt;o.subsidy_recipient_doc&gt;</text:placeholder></text:p>
            <text:p text:style-name="P11"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8">Causante:</text:p>
          </table:table-cell>
          <table:table-cell table:style-name="Tabla1.A1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8">Categoría:</text:p>
          </table:table-cell>
          <table:table-cell table:style-name="Tabla1.A1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8">Tipo:</text:p>
          </table:table-cell>
          <table:table-cell table:style-name="Tabla1.A1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8">Padre:</text:p>
          </table:table-cell>
          <table:table-cell table:style-name="Tabla1.A1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9">
          <table:table-cell table:style-name="Tabla1.A1" office:value-type="string">
            <text:p text:style-name="P8">Observaciones:</text:p>
          </table:table-cell>
          <table:table-cell table:style-name="Tabla1.A1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0-30T16:23:50.305658987</dc:date>
    <meta:editing-duration>PT25M38S</meta:editing-duration>
    <meta:editing-cycles>25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4" meta:character-count="391" meta:non-whitespace-character-count="375"/>
  </office:meta>
</office:document-meta>
</file>